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adornments="標準" style:font-family-generic="modern" style:font-pitch="fixed"/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1.016cm"/>
    </style:style>
    <style:style style:name="co3" style:family="table-column">
      <style:table-column-properties fo:break-before="auto" style:column-width="4.135cm"/>
    </style:style>
    <style:style style:name="co4" style:family="table-column">
      <style:table-column-properties fo:break-before="auto" style:column-width="1.03cm"/>
    </style:style>
    <style:style style:name="co5" style:family="table-column">
      <style:table-column-properties fo:break-before="auto" style:column-width="4.066cm"/>
    </style:style>
    <style:style style:name="co6" style:family="table-column">
      <style:table-column-properties fo:break-before="auto" style:column-width="0.891cm"/>
    </style:style>
    <style:style style:name="co7" style:family="table-column">
      <style:table-column-properties fo:break-before="auto" style:column-width="1.861cm"/>
    </style:style>
    <style:style style:name="co8" style:family="table-column">
      <style:table-column-properties fo:break-before="auto" style:column-width="33.295cm"/>
    </style:style>
    <style:style style:name="co9" style:family="table-column">
      <style:table-column-properties fo:break-before="auto" style:column-width="1.473cm"/>
    </style:style>
    <style:style style:name="co10" style:family="table-column">
      <style:table-column-properties fo:break-before="auto" style:column-width="34.265cm"/>
    </style:style>
    <style:style style:name="co11" style:family="table-column">
      <style:table-column-properties fo:break-before="auto" style:column-width="3.801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637cm"/>
    </style:style>
    <style:style style:name="co14" style:family="table-column">
      <style:table-column-properties fo:break-before="auto" style:column-width="4.023cm"/>
    </style:style>
    <style:style style:name="co15" style:family="table-column">
      <style:table-column-properties fo:break-before="auto" style:column-width="6.713cm"/>
    </style:style>
    <style:style style:name="co16" style:family="table-column">
      <style:table-column-properties fo:break-before="auto" style:column-width="2.055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1.39cm"/>
    </style:style>
    <style:style style:name="co19" style:family="table-column">
      <style:table-column-properties fo:break-before="auto" style:column-width="3.6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7.9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css3t:text-justify="auto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value-type" style:repeat-content="false"/>
      <style:paragraph-properties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vertical-align="top"/>
    </style:style>
    <style:style style:name="ce13" style:family="table-cell" style:parent-style-name="Default">
      <style:table-cell-properties style:vertical-align="top"/>
      <style:text-properties style:font-name-asian="游ゴシック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T1" style:family="text">
      <style:text-properties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ゴシック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番号</text:p>
          </table:table-cell>
          <table:table-cell office:value-type="string" calcext:value-type="string">
            <text:p>名前</text:p>
          </table:table-cell>
          <table:table-cell office:value-type="string" calcext:value-type="string">
            <text:p>用途</text:p>
          </table:table-cell>
          <table:table-cell office:value-type="string" calcext:value-type="string">
            <text:p>長さ</text:p>
          </table:table-cell>
          <table:table-cell office:value-type="string" calcext:value-type="string">
            <text:p>備考</text:p>
          </table:table-cell>
          <table:table-cell/>
          <table:table-cell office:value-type="string" calcext:value-type="string">
            <text:p>No.</text:p>
          </table:table-cell>
          <table:table-cell table:style-name="ce1" office:value-type="string" calcext:value-type="string">
            <text:p>mnemonic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ycles</text:p>
          </table:table-cell>
          <table:table-cell/>
          <table:table-cell office:value-type="string" calcext:value-type="string">
            <text:p>No.</text:p>
          </table:table-cell>
          <table:table-cell table:style-name="ce1" office:value-type="string" calcext:value-type="string">
            <text:p>mnemonic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ycl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汎用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1" table:number-rows-spanned="8">
            <text:p>op1 r</text:p>
          </table:table-cell>
          <table:table-cell table:style-name="ce3" office:value-type="string" calcext:value-type="string" table:number-columns-spanned="1" table:number-rows-spanned="8">
            <text:p>第1オペランドとして</text:p>
            <text:p>rを指定</text:p>
          </table:table-cell>
          <table:table-cell table:style-name="ce3" table:formula="of:=[.$K$68]+1" office:value-type="float" office:value="29" calcext:value-type="float" table:number-columns-spanned="1" table:number-rows-spanned="8">
            <text:p>29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3" office:value-type="string" calcext:value-type="string" table:number-columns-spanned="1" table:number-rows-spanned="16">
            <text:p>ldi.4 v</text:p>
          </table:table-cell>
          <table:table-cell table:style-name="ce3" office:value-type="string" calcext:value-type="string" table:number-columns-spanned="1" table:number-rows-spanned="16">
            <text:p>T1=ROR(OP1,I);T1[3:0]=v;(OP1=ROL(T1,I);I+=4)</text:p>
          </table:table-cell>
          <table:table-cell table:style-name="ce3" table:formula="of:=[.$K$68]+3" office:value-type="float" office:value="31" calcext:value-type="float" table:number-columns-spanned="1" table:number-rows-spanned="16">
            <text:p>3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汎用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covered-table-cell table:number-columns-repeated="3"/>
          <table:table-cell/>
          <table:table-cell office:value-type="float" office:value="65" calcext:value-type="float">
            <text:p>65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汎用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covered-table-cell table:number-columns-repeated="3"/>
          <table:table-cell/>
          <table:table-cell office:value-type="float" office:value="66" calcext:value-type="float">
            <text:p>66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汎用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covered-table-cell table:number-columns-repeated="3"/>
          <table:table-cell/>
          <table:table-cell office:value-type="float" office:value="67" calcext:value-type="float">
            <text:p>67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汎用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number-columns-repeated="3"/>
          <table:table-cell/>
          <table:table-cell office:value-type="float" office:value="68" calcext:value-type="float">
            <text:p>68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汎用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covered-table-cell table:number-columns-repeated="3"/>
          <table:table-cell/>
          <table:table-cell office:value-type="float" office:value="69" calcext:value-type="float">
            <text:p>69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汎用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covered-table-cell table:number-columns-repeated="3"/>
          <table:table-cell/>
          <table:table-cell office:value-type="float" office:value="70" calcext:value-type="float">
            <text:p>70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プログラムカウンタ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covered-table-cell table:number-columns-repeated="3"/>
          <table:table-cell/>
          <table:table-cell office:value-type="float" office:value="71" calcext:value-type="float">
            <text:p>71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テンポラリ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3" office:value-type="string" calcext:value-type="string" table:number-columns-spanned="1" table:number-rows-spanned="8">
            <text:p>op2 r</text:p>
          </table:table-cell>
          <table:table-cell table:style-name="ce3" office:value-type="string" calcext:value-type="string" table:number-columns-spanned="1" table:number-rows-spanned="8">
            <text:p>第2オペランドとして</text:p>
            <text:p>rを指定</text:p>
          </table:table-cell>
          <table:table-cell table:style-name="ce3" table:formula="of:=[.$K$68]+1" office:value-type="float" office:value="29" calcext:value-type="float" table:number-columns-spanned="1" table:number-rows-spanned="8">
            <text:p>29</text:p>
          </table:table-cell>
          <table:table-cell/>
          <table:table-cell office:value-type="float" office:value="72" calcext:value-type="float">
            <text:p>72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2</text:p>
          </table:table-cell>
          <table:table-cell office:value-type="string" calcext:value-type="string">
            <text:p>テンポラリ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covered-table-cell table:number-columns-repeated="2"/>
          <table:covered-table-cell office:value-type="float" office:value="9" calcext:value-type="float">
            <text:p>9</text:p>
          </table:covered-table-cell>
          <table:table-cell/>
          <table:table-cell office:value-type="float" office:value="73" calcext:value-type="float">
            <text:p>73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割り込みベクタ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covered-table-cell table:number-columns-repeated="2"/>
          <table:covered-table-cell office:value-type="float" office:value="9" calcext:value-type="float">
            <text:p>9</text:p>
          </table:covered-table-cell>
          <table:table-cell/>
          <table:table-cell office:value-type="float" office:value="74" calcext:value-type="float">
            <text:p>74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インデックス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covered-table-cell table:number-columns-repeated="2"/>
          <table:covered-table-cell office:value-type="float" office:value="9" calcext:value-type="float">
            <text:p>9</text:p>
          </table:covered-table-cell>
          <table:table-cell/>
          <table:table-cell office:value-type="float" office:value="75" calcext:value-type="float">
            <text:p>75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office:value-type="string" calcext:value-type="string">
            <text:p>インデックス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covered-table-cell table:number-columns-repeated="2"/>
          <table:covered-table-cell office:value-type="float" office:value="9" calcext:value-type="float">
            <text:p>9</text:p>
          </table:covered-table-cell>
          <table:table-cell/>
          <table:table-cell office:value-type="float" office:value="76" calcext:value-type="float">
            <text:p>76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キャリ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covered-table-cell table:number-columns-repeated="2"/>
          <table:covered-table-cell office:value-type="float" office:value="9" calcext:value-type="float">
            <text:p>9</text:p>
          </table:covered-table-cell>
          <table:table-cell/>
          <table:table-cell office:value-type="float" office:value="77" calcext:value-type="float">
            <text:p>77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割り込みマスク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covered-table-cell table:number-columns-repeated="2"/>
          <table:covered-table-cell office:value-type="float" office:value="9" calcext:value-type="float">
            <text:p>9</text:p>
          </table:covered-table-cell>
          <table:table-cell/>
          <table:table-cell office:value-type="float" office:value="78" calcext:value-type="float">
            <text:p>78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P1</text:p>
          </table:table-cell>
          <table:table-cell office:value-type="string" calcext:value-type="string">
            <text:p>第1オペランド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p1で指定したレジスタ</text:p>
          </table:table-cell>
          <table:table-cell/>
          <table:table-cell office:value-type="float" office:value="15" calcext:value-type="float">
            <text:p>15</text:p>
          </table:table-cell>
          <table:covered-table-cell table:number-columns-repeated="2"/>
          <table:covered-table-cell office:value-type="float" office:value="9" calcext:value-type="float">
            <text:p>9</text:p>
          </table:covered-table-cell>
          <table:table-cell/>
          <table:table-cell office:value-type="float" office:value="79" calcext:value-type="float">
            <text:p>79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P2</text:p>
          </table:table-cell>
          <table:table-cell office:value-type="string" calcext:value-type="string">
            <text:p>第2オペランド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p2で指定したレジスタ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ov.1</text:p>
          </table:table-cell>
          <table:table-cell office:value-type="string" calcext:value-type="string">
            <text:p>(OP1[I]=OP2[I];I++)</text:p>
          </table:table-cell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ldr.1</text:p>
          </table:table-cell>
          <table:table-cell office:value-type="string" calcext:value-type="string">
            <text:p>T1=ROR(OP2,I);;(OP1[J]=(T1);J++)</text:p>
          </table:table-cell>
          <table:table-cell table:formula="of:=[.$K$68]+3" office:value-type="float" office:value="31" calcext:value-type="float">
            <text:p>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積の上位16ビット/剰余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not.1</text:p>
          </table:table-cell>
          <table:table-cell office:value-type="string" calcext:value-type="string">
            <text:p>(OP1[I]=~OP2[I];I++)</text:p>
          </table:table-cell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ldri.1</text:p>
          </table:table-cell>
          <table:table-cell office:value-type="string" calcext:value-type="string">
            <text:p>T1=T2=ROR(OP2,I);{C,T2[3:0]}=T2[3:0]+1;(OP1[J]=(T1);J++);{C,T2[7:4]}=T2[7:4]+C;{C,T2[11:8]}=T2[11:8]+C;{C,T2[15:12]}=T2[15:12]+C;OP2=ROL(T2,I)</text:p>
          </table:table-cell>
          <table:table-cell table:formula="of:=[.$K$68]+7"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積の下位16ビット/商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or.1</text:p>
          </table:table-cell>
          <table:table-cell office:value-type="string" calcext:value-type="string">
            <text:p>(OP1[I]=OP1[I]|OP2[I];I++)</text:p>
          </table:table-cell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ldrd.1</text:p>
          </table:table-cell>
          <table:table-cell office:value-type="string" calcext:value-type="string">
            <text:p>T1=ROR(OP2,I);{C,T1[3:0]}=T1[3:0]-1;{C,T1[7:4]}=T1[7:4]-C;{C,T1[11:8]}=T1[11:8]-C;{C,T1[15:12]}=T1[15:12]-C;OP2=ROL(T1,I);(OP1[J]=(T1);J++)</text:p>
          </table:table-cell>
          <table:table-cell table:formula="of:=[.$K$68]+7"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T</text:p>
          </table:table-cell>
          <table:table-cell office:value-type="string" calcext:value-type="string">
            <text:p>命令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and.1</text:p>
          </table:table-cell>
          <table:table-cell office:value-type="string" calcext:value-type="string">
            <text:p>(OP1[I]=OP1[I]&amp;OP2[I];I++)</text:p>
          </table:table-cell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str.1</text:p>
          </table:table-cell>
          <table:table-cell office:value-type="string" calcext:value-type="string">
            <text:p>T1=ROR(OP2,I);;((T1)=OP1[J];J++)</text:p>
          </table:table-cell>
          <table:table-cell table:formula="of:=[.$K$68]+3" office:value-type="float" office:value="31" calcext:value-type="float">
            <text:p>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Q</text:p>
          </table:table-cell>
          <table:table-cell office:value-type="string" calcext:value-type="string">
            <text:p>割り込み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or.1</text:p>
          </table:table-cell>
          <table:table-cell office:value-type="string" calcext:value-type="string">
            <text:p>(OP1[I]=OP1[I]^OP2[I];I++)</text:p>
          </table:table-cell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stri.1</text:p>
          </table:table-cell>
          <table:table-cell office:value-type="string" calcext:value-type="string">
            <text:p><text:span text:style-name="T1">T1=T2=ROR(OP2,I);{C,T2[3:0]}=T2[3:0]+1;((T1)=OP1[J]</text:span>;J++);{C,T2[7:4]}=T2[7:4]+C;{C,T2[11:8]}=T2[11:8]+C;{C,T2[15:12]}=T2[15:12]+C;OP2=ROL(T2,I)</text:p>
          </table:table-cell>
          <table:table-cell table:formula="of:=[.$K$68]+7" office:value-type="float" office:value="35" calcext:value-type="float">
            <text:p>35</text:p>
          </table:table-cell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T1=ROR(OP1,I);T2=ROR(OP2,I);T1=T1&lt;&lt;(T2&amp;15);OP1=ROL(T1,I)</text:p>
          </table:table-cell>
          <table:table-cell table:formula="of:=[.$K$68]+4" office:value-type="float" office:value="32" calcext:value-type="float">
            <text:p>3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strd.1</text:p>
          </table:table-cell>
          <table:table-cell office:value-type="string" calcext:value-type="string">
            <text:p><text:span text:style-name="T1">T1=ROR(OP2,I);{C,T1[3:0]}=T1[3:0]-1;{C,T1[7:4]}=T1[7:4]-C;{C,T1[11:8]}=T1[11:8]-C;{C,T1[15:12]}=T1[15:12]-C;OP2=ROL(T1,I);((T1)=OP1[J]</text:span>;J++)</text:p>
          </table:table-cell>
          <table:table-cell table:formula="of:=[.$K$68]+7" office:value-type="float" office:value="35" calcext:value-type="float">
            <text:p>35</text:p>
          </table:table-cell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T1=ROR(OP1,I);T2=ROR(OP2,I);T1=T1&gt;&gt;(T2&amp;15);OP1=ROL(T1,I)</text:p>
          </table:table-cell>
          <table:table-cell table:formula="of:=[.$K$68]+4" office:value-type="float" office:value="32" calcext:value-type="float">
            <text:p>3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I=0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office:value-type="string" calcext:value-type="string">
            <text:p>asr</text:p>
          </table:table-cell>
          <table:table-cell office:value-type="string" calcext:value-type="string">
            <text:p>T1=ROR(OP1,I);T2=ROR(OP2,I);T1=T1&gt;&gt;&gt;(T2&amp;15);OP1=ROL(T1,I)</text:p>
          </table:table-cell>
          <table:table-cell table:formula="of:=[.$K$68]+4" office:value-type="float" office:value="32" calcext:value-type="float">
            <text:p>3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inci</text:p>
          </table:table-cell>
          <table:table-cell office:value-type="string" calcext:value-type="string">
            <text:p>I++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T1=ROR(OP2,I);OP1=ROL(OP1,T1&amp;15)</text:p>
          </table:table-cell>
          <table:table-cell table:formula="of:=[.$K$68]+2" office:value-type="float" office:value="30" calcext:value-type="float">
            <text:p>3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add4i</text:p>
          </table:table-cell>
          <table:table-cell office:value-type="string" calcext:value-type="string">
            <text:p>I+=4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T1=ROR(OP2,I);OP1=ROR(OP1,T1&amp;15)</text:p>
          </table:table-cell>
          <table:table-cell table:formula="of:=[.$K$68]+2" office:value-type="float" office:value="30" calcext:value-type="float">
            <text:p>3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mfi</text:p>
          </table:table-cell>
          <table:table-cell office:value-type="string" calcext:value-type="string">
            <text:p>OP1={12'b0,I}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office:value-type="string" calcext:value-type="string">
            <text:p>adc.1</text:p>
          </table:table-cell>
          <table:table-cell office:value-type="string" calcext:value-type="string">
            <text:p>T1=ROR(OP1,I);T2=ROR(OP2,I);{C,T1[0]}=T1[0]+T2[0]+C;(OP1=ROL(T1,I);I++)</text:p>
          </table:table-cell>
          <table:table-cell table:formula="of:=[.$K$68]+4" office:value-type="float" office:value="32" calcext:value-type="float">
            <text:p>3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ti</text:p>
          </table:table-cell>
          <table:table-cell office:value-type="string" calcext:value-type="string">
            <text:p>I=OP2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27" calcext:value-type="float">
            <text:p>27</text:p>
          </table:table-cell>
          <table:table-cell office:value-type="string" calcext:value-type="string">
            <text:p>sbb.1</text:p>
          </table:table-cell>
          <table:table-cell office:value-type="string" calcext:value-type="string">
            <text:p>T1=ROR(OP1,I);T2=ROR(OP2,I);{C,T1[0]}=T1[0]-T2[0]-C;(OP1=ROL(T1,I);I++)</text:p>
          </table:table-cell>
          <table:table-cell table:formula="of:=[.$K$68]+4" office:value-type="float" office:value="32" calcext:value-type="float">
            <text:p>3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clj</text:p>
          </table:table-cell>
          <table:table-cell office:value-type="string" calcext:value-type="string">
            <text:p>J=0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 office:value-type="string" calcext:value-type="string">
            <text:p>inc.4</text:p>
          </table:table-cell>
          <table:table-cell office:value-type="string" calcext:value-type="string">
            <text:p>T1=ROR(OP2,I);{C,T1[3:0]}=T1[3:0]+1;(OP1=ROL(T1,I);I++)</text:p>
          </table:table-cell>
          <table:table-cell table:formula="of:=[.$K$68]+3" office:value-type="float" office:value="31" calcext:value-type="float">
            <text:p>3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incj</text:p>
          </table:table-cell>
          <table:table-cell office:value-type="string" calcext:value-type="string">
            <text:p>J++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29" calcext:value-type="float">
            <text:p>29</text:p>
          </table:table-cell>
          <table:table-cell office:value-type="string" calcext:value-type="string">
            <text:p>inc.16</text:p>
          </table:table-cell>
          <table:table-cell office:value-type="string" calcext:value-type="string">
            <text:p>T1=ROR(OP2,I);{C,T1[3:0]}=T1[3:0]+1;{C,T1[7:4]}=T1[7:4]+C;{C,T1[11:8]}=T1[11:8]+C;{C,T1[15:12]}=T1[15:12]+C;OP1=ROL(T1,I)</text:p>
          </table:table-cell>
          <table:table-cell table:formula="of:=[.$K$68]+6" office:value-type="float" office:value="34" calcext:value-type="float">
            <text:p>3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add4j</text:p>
          </table:table-cell>
          <table:table-cell office:value-type="string" calcext:value-type="string">
            <text:p>J+=4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string" calcext:value-type="string">
            <text:p>dec.4</text:p>
          </table:table-cell>
          <table:table-cell office:value-type="string" calcext:value-type="string">
            <text:p>T1=ROR(OP2,I);{C,T1[3:0]}=T1[3:0]-1;(OP1=ROL(T1,I);I++)</text:p>
          </table:table-cell>
          <table:table-cell table:formula="of:=[.$K$68]+3" office:value-type="float" office:value="31" calcext:value-type="float">
            <text:p>3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mfj</text:p>
          </table:table-cell>
          <table:table-cell office:value-type="string" calcext:value-type="string">
            <text:p>OP1=ROL({12'b0,J},I)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office:value-type="string" calcext:value-type="string">
            <text:p>dec.16</text:p>
          </table:table-cell>
          <table:table-cell office:value-type="string" calcext:value-type="string">
            <text:p>T1=ROR(OP2,I);{C,T1[3:0]}=T1[3:0]-1;{C,T1[7:4]}=T1[7:4]-C;{C,T1[11:8]}=T1[11:8]-C;{C,T1[15:12]}=T1[15:12]-C;OP1=ROL(T1,I)</text:p>
          </table:table-cell>
          <table:table-cell table:formula="of:=[.$K$68]+6" office:value-type="float" office:value="34" calcext:value-type="float">
            <text:p>3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mtj</text:p>
          </table:table-cell>
          <table:table-cell office:value-type="string" calcext:value-type="string">
            <text:p>J=ROR(OP2,I)[3:0]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32" calcext:value-type="float">
            <text:p>32</text:p>
          </table:table-cell>
          <table:table-cell office:value-type="string" calcext:value-type="string">
            <text:p>mov.4</text:p>
          </table:table-cell>
          <table:table-cell office:value-type="string" calcext:value-type="string">
            <text:p>(T1[I+3:I]=T2[I+3:I];I+=4)</text:p>
          </table:table-cell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ldr.4</text:p>
          </table:table-cell>
          <table:table-cell office:value-type="string" calcext:value-type="string">
            <text:p><text:span text:style-name="T1">(T1=OP2;T2=ROR(OP2,I));FOR(N,3){{C,T2[3:0]}=T2[3:0]+1;(OP1[J]=(T2);J++);{C,T2[7:4]}=T2[7:4]+C;{C,T2[11:8]}=T2[11:8]+C;{C,T2[15:12]}=T2[15:12]+C</text:span>};OP2=T1;(OP1[J]=(T2);J++)</text:p>
          </table:table-cell>
          <table:table-cell table:formula="of:=[.$K$68]+1+5*3+2" office:value-type="float" office:value="46" calcext:value-type="float">
            <text:p>46</text:p>
          </table:table-cell>
        </table:table-row>
        <table:table-row table:style-name="ro1">
          <table:table-cell table:number-columns-repeated="7"/>
          <table:table-cell office:value-type="float" office:value="33" calcext:value-type="float">
            <text:p>33</text:p>
          </table:table-cell>
          <table:table-cell office:value-type="string" calcext:value-type="string">
            <text:p>not.4</text:p>
          </table:table-cell>
          <table:table-cell office:value-type="string" calcext:value-type="string">
            <text:p><text:span text:style-name="T1">(T1[I+3:I]=~T2[I+3:I];I+=4</text:span>)</text:p>
          </table:table-cell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ldri.4</text:p>
          </table:table-cell>
          <table:table-cell office:value-type="string" calcext:value-type="string">
            <text:p>T1=ROR(OP2,I);FOR(N,4){{C,T1[3:0]}=T1[3:0]+1;(OP1[J]=(T1);J++);{C,T1[7:4]}=T1[7:4]+C;{C,T1[11:8]}=T1[11:8]+C;{C,T1[15:12]}=T1[15:12]+C}</text:p>
          </table:table-cell>
          <table:table-cell table:formula="of:=[.$K$68]+1+5*4" office:value-type="float" office:value="49" calcext:value-type="float">
            <text:p>49</text:p>
          </table:table-cell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or.4</text:p>
          </table:table-cell>
          <table:table-cell office:value-type="string" calcext:value-type="string">
            <text:p><text:span text:style-name="T1">(T1[I+3:I]=T1[I+3:I]|T2[I+3:I];I+=4</text:span>)</text:p>
          </table:table-cell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ldrd.4</text:p>
          </table:table-cell>
          <table:table-cell office:value-type="string" calcext:value-type="string">
            <text:p>(T1=ROR(OP2,I);T2=J+=4);FOR(N,4){(IF(N!=0){OP1[J]=(T1)};{C,T1[3:0]}=T1[3:0]-1);{C,T1[7:4]}=T1[7:4]-C;{C,T1[11:8]}=T1[11:8]-C;{C,T1[15:12]}=T1[15:12]-C;J--};(OP1[J]=(T1);J=T2)</text:p>
          </table:table-cell>
          <table:table-cell table:formula="of:=[.$K$68]+1+5*4+1" office:value-type="float" office:value="50" calcext:value-type="float">
            <text:p>50</text:p>
          </table:table-cell>
        </table:table-row>
        <table:table-row table:style-name="ro1">
          <table:table-cell table:number-columns-repeated="7"/>
          <table:table-cell office:value-type="float" office:value="35" calcext:value-type="float">
            <text:p>35</text:p>
          </table:table-cell>
          <table:table-cell office:value-type="string" calcext:value-type="string">
            <text:p>and.4</text:p>
          </table:table-cell>
          <table:table-cell office:value-type="string" calcext:value-type="string">
            <text:p><text:span text:style-name="T1">(T1[I+3:I]=T1[I+3:I]&amp;T2[I+3:I];I+=4</text:span>)</text:p>
          </table:table-cell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str.4</text:p>
          </table:table-cell>
          <table:table-cell office:value-type="string" calcext:value-type="string">
            <text:p><text:span text:style-name="T1">(T1=OP2;T2=ROR(OP2,I));FOR(N,3){{C,T2[3:0]}=T2[3:0]+1;((T2)=OP1[J];J++);{C,T2[7:4]}=T2[7:4]+C;{C,T2[11:8]}=T2[11:8]+C;{C,T2[15:12]}=T2[15:12]+C};OP2=T1;((T2)=OP1[J]</text:span>;J++)</text:p>
          </table:table-cell>
          <table:table-cell table:formula="of:=[.$K$68]+1+5*3+2" office:value-type="float" office:value="46" calcext:value-type="float">
            <text:p>46</text:p>
          </table:table-cell>
        </table:table-row>
        <table:table-row table:style-name="ro1">
          <table:table-cell table:number-columns-repeated="7"/>
          <table:table-cell office:value-type="float" office:value="36" calcext:value-type="float">
            <text:p>36</text:p>
          </table:table-cell>
          <table:table-cell office:value-type="string" calcext:value-type="string">
            <text:p>xor.4</text:p>
          </table:table-cell>
          <table:table-cell office:value-type="string" calcext:value-type="string">
            <text:p><text:span text:style-name="T1">(T1[I+3:I]=T1[I+3:I]^T2[I+3:I];I+=4</text:span>)</text:p>
          </table:table-cell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tri.4</text:p>
          </table:table-cell>
          <table:table-cell office:value-type="string" calcext:value-type="string">
            <text:p><text:span text:style-name="T1">T1=ROR(OP2,I);FOR(N,4){{C,T1[3:0]}=T1[3:0]+1;((T1)=OP1[J]</text:span>;J++);{C,T1[7:4]}=T1[7:4]+C;{C,T1[11:8]}=T1[11:8]+C;{C,T1[15:12]}=T1[15:12]+C}</text:p>
          </table:table-cell>
          <table:table-cell table:formula="of:=[.$K$68]+1+5*4" office:value-type="float" office:value="49" calcext:value-type="float">
            <text:p>49</text:p>
          </table:table-cell>
        </table:table-row>
        <table:table-row table:style-name="ro1">
          <table:table-cell table:number-columns-repeated="7"/>
          <table:table-cell office:value-type="float" office:value="37" calcext:value-type="float">
            <text:p>37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割り込みまで処理を停止</text:p>
          </table:table-cell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strd.4</text:p>
          </table:table-cell>
          <table:table-cell office:value-type="string" calcext:value-type="string">
            <text:p><text:span text:style-name="T1">(T1=ROR(OP2,I);T2=J+=4);FOR(N,4){(IF(N!=0){(T1)=OP1[J]};{C,T1[3:0]}=T1[3:0]-1);{C,T1[7:4]}=T1[7:4]-C;{C,T1[11:8]}=T1[11:8]-C;{C,T1[15:12]}=T1[15:12]-C;J--};((T1)=OP1[J]</text:span>;J=T2)</text:p>
          </table:table-cell>
          <table:table-cell table:formula="of:=[.$K$68]+1+5*4+1" office:value-type="float" office:value="50" calcext:value-type="float">
            <text:p>50</text:p>
          </table:table-cell>
        </table:table-row>
        <table:table-row table:style-name="ro1">
          <table:table-cell table:number-columns-repeated="7"/>
          <table:table-cell office:value-type="float" office:value="38" calcext:value-type="float">
            <text:p>38</text:p>
          </table:table-cell>
          <table:table-cell office:value-type="string" calcext:value-type="string">
            <text:p>-</text:p>
          </table:table-cell>
          <table:table-cell/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C=0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39" calcext:value-type="float">
            <text:p>39</text:p>
          </table:table-cell>
          <table:table-cell office:value-type="string" calcext:value-type="string">
            <text:p>-</text:p>
          </table:table-cell>
          <table:table-cell/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C=1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/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mfc</text:p>
          </table:table-cell>
          <table:table-cell office:value-type="string" calcext:value-type="string">
            <text:p>OP1[I]=C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41" calcext:value-type="float">
            <text:p>41</text:p>
          </table:table-cell>
          <table:table-cell office:value-type="string" calcext:value-type="string">
            <text:p>-</text:p>
          </table:table-cell>
          <table:table-cell/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clm</text:p>
          </table:table-cell>
          <table:table-cell office:value-type="string" calcext:value-type="string">
            <text:p>M=0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42" calcext:value-type="float">
            <text:p>42</text:p>
          </table:table-cell>
          <table:table-cell office:value-type="string" calcext:value-type="string">
            <text:p>adc.4</text:p>
          </table:table-cell>
          <table:table-cell office:value-type="string" calcext:value-type="string">
            <text:p>T1=ROR(OP1,I);T2=ROR(OP2,I);{C,T1[3:0]}=T1[3:0]+T2[3:0]+C;(OP1=ROL(T1,I);I++)</text:p>
          </table:table-cell>
          <table:table-cell table:formula="of:=[.$K$68]+4" office:value-type="float" office:value="32" calcext:value-type="float">
            <text:p>3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M=1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43" calcext:value-type="float">
            <text:p>43</text:p>
          </table:table-cell>
          <table:table-cell office:value-type="string" calcext:value-type="string">
            <text:p>sbb.4</text:p>
          </table:table-cell>
          <table:table-cell office:value-type="string" calcext:value-type="string">
            <text:p>T1=ROR(OP1,I);T2=ROR(OP2,I);{C,T1[3:0]}=T1[3:0]-T2[3:0]-C;(OP1=ROL(T1,I);I++)</text:p>
          </table:table-cell>
          <table:table-cell table:formula="of:=[.$K$68]+4" office:value-type="float" office:value="32" calcext:value-type="float">
            <text:p>3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mfm</text:p>
          </table:table-cell>
          <table:table-cell office:value-type="string" calcext:value-type="string">
            <text:p>OP1[I]=M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44" calcext:value-type="float">
            <text:p>44</text:p>
          </table:table-cell>
          <table:table-cell office:value-type="string" calcext:value-type="string">
            <text:p>mul.4</text:p>
          </table:table-cell>
          <table:table-cell office:value-type="string" calcext:value-type="string">
            <text:p><text:span text:style-name="T1">T1=ROR(OP1,I);T2=ROR(OP2,I);{H,L}=T1[3:0]*T2[3:0]</text:span> (Unsigned)</text:p>
          </table:table-cell>
          <table:table-cell table:formula="of:=[.$K$68]+3" office:value-type="float" office:value="31" calcext:value-type="float">
            <text:p>31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mfv</text:p>
          </table:table-cell>
          <table:table-cell office:value-type="string" calcext:value-type="string">
            <text:p>OP1=ROL(V,I)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45" calcext:value-type="float">
            <text:p>45</text:p>
          </table:table-cell>
          <table:table-cell office:value-type="string" calcext:value-type="string">
            <text:p>muls.4</text:p>
          </table:table-cell>
          <table:table-cell office:value-type="string" calcext:value-type="string">
            <text:p>T1=ROR(OP1,I);T2=ROR(OP2,I);{H,L}=T1[3:0]*T2[3:0] (Signed)</text:p>
          </table:table-cell>
          <table:table-cell table:formula="of:=[.$K$68]+3" office:value-type="float" office:value="31" calcext:value-type="float">
            <text:p>3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mtv</text:p>
          </table:table-cell>
          <table:table-cell office:value-type="string" calcext:value-type="string">
            <text:p>V=ROR(OP1,I)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46" calcext:value-type="float">
            <text:p>46</text:p>
          </table:table-cell>
          <table:table-cell office:value-type="string" calcext:value-type="string">
            <text:p>div.4</text:p>
          </table:table-cell>
          <table:table-cell office:value-type="string" calcext:value-type="string">
            <text:p><text:span text:style-name="T1">T1=ROR(OP1,I);T2=ROR(OP2,I);L=T1/T2;H=T1[3:0]%T2[3:0]</text:span> (Unsigned)</text:p>
          </table:table-cell>
          <table:table-cell table:formula="of:=[.$K$68]+3" office:value-type="float" office:value="31" calcext:value-type="float">
            <text:p>3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flp</text:p>
          </table:table-cell>
          <table:table-cell office:value-type="string" calcext:value-type="string">
            <text:p>OP1[0:15]=OP2[15:0]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47" calcext:value-type="float">
            <text:p>47</text:p>
          </table:table-cell>
          <table:table-cell office:value-type="string" calcext:value-type="string">
            <text:p>divs.4</text:p>
          </table:table-cell>
          <table:table-cell office:value-type="string" calcext:value-type="string">
            <text:p><text:span text:style-name="T1">T1=ROR(OP1,I);T2=ROR(OP2,I);L=T1/T2;H=T1[3:0]%T2[3:0]</text:span> (Signed)</text:p>
          </table:table-cell>
          <table:table-cell table:formula="of:=[.$K$68]+3" office:value-type="float" office:value="31" calcext:value-type="float">
            <text:p>3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swp</text:p>
          </table:table-cell>
          <table:table-cell office:value-type="string" calcext:value-type="string">
            <text:p>(OP1=OP2;OP2=OP1)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office:value-type="string" calcext:value-type="string">
            <text:p>mov.16</text:p>
          </table:table-cell>
          <table:table-cell office:value-type="string" calcext:value-type="string">
            <text:p>OP1=OP2</text:p>
          </table:table-cell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ldr.16</text:p>
          </table:table-cell>
          <table:table-cell office:value-type="string" calcext:value-type="string">
            <text:p><text:span text:style-name="T1">(T1=OP2;T2=ROR(OP2,I));FOR(N,15){{C,T2[3:0]}=T2[3:0]+1;(OP1[J]=(T2);J++);{C,T2[7:4]}=T2[7:4]+C;{C,T2[11:8]}=T2[11:8]+C;{C,T2[15:12]}=T2[15:12]+C</text:span>};OP2=T1;(OP1[J]=(T2);J++)</text:p>
          </table:table-cell>
          <table:table-cell table:formula="of:=[.$K$68]+1+5*15+2" office:value-type="float" office:value="106" calcext:value-type="float">
            <text:p>106</text:p>
          </table:table-cell>
        </table:table-row>
        <table:table-row table:style-name="ro1">
          <table:table-cell table:number-columns-repeated="7"/>
          <table:table-cell office:value-type="float" office:value="49" calcext:value-type="float">
            <text:p>49</text:p>
          </table:table-cell>
          <table:table-cell office:value-type="string" calcext:value-type="string">
            <text:p>not.16</text:p>
          </table:table-cell>
          <table:table-cell office:value-type="string" calcext:value-type="string">
            <text:p>OP1=~OP2</text:p>
          </table:table-cell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ldri.16</text:p>
          </table:table-cell>
          <table:table-cell office:value-type="string" calcext:value-type="string">
            <text:p>T1=ROR(OP2,I);FOR(N,16){{C,T1[3:0]}=T1[3:0]+1;(OP1[J]=(T1);J++);{C,T1[7:4]}=T1[7:4]+C;{C,T1[11:8]}=T1[11:8]+C;{C,T1[15:12]}=T1[15:12]+C}</text:p>
          </table:table-cell>
          <table:table-cell table:formula="of:=[.$K$68]+1+5*16" office:value-type="float" office:value="109" calcext:value-type="float">
            <text:p>109</text:p>
          </table:table-cell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or.16</text:p>
          </table:table-cell>
          <table:table-cell office:value-type="string" calcext:value-type="string">
            <text:p>OP1=OP1|OP2</text:p>
          </table:table-cell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ldrd.16</text:p>
          </table:table-cell>
          <table:table-cell office:value-type="string" calcext:value-type="string">
            <text:p>(T1=ROR(OP2,I);T2=J+=4);FOR(N,16){(IF(N!=0){OP1[J]=(T1)};{C,T1[3:0]}=T1[3:0]-1);{C,T1[7:4]}=T1[7:4]-C;{C,T1[11:8]}=T1[11:8]-C;{C,T1[15:12]}=T1[15:12]-C;J--};(OP1[J]=(T1);J=T2)</text:p>
          </table:table-cell>
          <table:table-cell table:formula="of:=[.$K$68]+1+5*16+1" office:value-type="float" office:value="110" calcext:value-type="float">
            <text:p>110</text:p>
          </table:table-cell>
        </table:table-row>
        <table:table-row table:style-name="ro1">
          <table:table-cell table:number-columns-repeated="7"/>
          <table:table-cell office:value-type="float" office:value="51" calcext:value-type="float">
            <text:p>51</text:p>
          </table:table-cell>
          <table:table-cell office:value-type="string" calcext:value-type="string">
            <text:p>and.16</text:p>
          </table:table-cell>
          <table:table-cell office:value-type="string" calcext:value-type="string">
            <text:p>OP1=OP1&amp;OP2</text:p>
          </table:table-cell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str.16</text:p>
          </table:table-cell>
          <table:table-cell office:value-type="string" calcext:value-type="string">
            <text:p><text:span text:style-name="T1">(T1=OP2;T2=ROR(OP2,I));FOR(N,15){{C,T2[3:0]}=T2[3:0]+1;((T2)=OP1[J];J++);{C,T2[7:4]}=T2[7:4]+C;{C,T2[11:8]}=T2[11:8]+C;{C,T2[15:12]}=T2[15:12]+C};OP2=T1;((T2)=OP1[J]</text:span>;J++)</text:p>
          </table:table-cell>
          <table:table-cell table:formula="of:=[.$K$68]+1+5*15+2" office:value-type="float" office:value="106" calcext:value-type="float">
            <text:p>106</text:p>
          </table:table-cell>
        </table:table-row>
        <table:table-row table:style-name="ro1">
          <table:table-cell table:number-columns-repeated="7"/>
          <table:table-cell office:value-type="float" office:value="52" calcext:value-type="float">
            <text:p>52</text:p>
          </table:table-cell>
          <table:table-cell office:value-type="string" calcext:value-type="string">
            <text:p>xor.16</text:p>
          </table:table-cell>
          <table:table-cell office:value-type="string" calcext:value-type="string">
            <text:p>OP1=OP1^OP2</text:p>
          </table:table-cell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stri.16</text:p>
          </table:table-cell>
          <table:table-cell office:value-type="string" calcext:value-type="string">
            <text:p><text:span text:style-name="T1">T1=ROR(OP2,I);FOR(N,16){{C,T1[3:0]}=T1[3:0]+1;((T1)=OP1[J]</text:span>;J++);{C,T1[7:4]}=T1[7:4]+C;{C,T1[11:8]}=T1[11:8]+C;{C,T1[15:12]}=T1[15:12]+C}</text:p>
          </table:table-cell>
          <table:table-cell table:formula="of:=[.$K$68]+1+5*16" office:value-type="float" office:value="109" calcext:value-type="float">
            <text:p>109</text:p>
          </table:table-cell>
        </table:table-row>
        <table:table-row table:style-name="ro1">
          <table:table-cell table:number-columns-repeated="7"/>
          <table:table-cell office:value-type="float" office:value="53" calcext:value-type="float">
            <text:p>53</text:p>
          </table:table-cell>
          <table:table-cell office:value-type="string" calcext:value-type="string">
            <text:p>mfh</text:p>
          </table:table-cell>
          <table:table-cell office:value-type="string" calcext:value-type="string">
            <text:p>OP1=ROL(H,I)</text:p>
          </table:table-cell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strd.16</text:p>
          </table:table-cell>
          <table:table-cell office:value-type="string" calcext:value-type="string">
            <text:p><text:span text:style-name="T1">(T1=ROR(OP2,I);T2=J+=4);FOR(N,16){(IF(N!=0){(T1)=OP1[J]};{C,T1[3:0]}=T1[3:0]-1);{C,T1[7:4]}=T1[7:4]-C;{C,T1[11:8]}=T1[11:8]-C;{C,T1[15:12]}=T1[15:12]-C;J--};((T1)=OP1[J]</text:span>;J=T2)</text:p>
          </table:table-cell>
          <table:table-cell table:formula="of:=[.$K$68]+1+5*16+1" office:value-type="float" office:value="110" calcext:value-type="float">
            <text:p>110</text:p>
          </table:table-cell>
        </table:table-row>
        <table:table-row table:style-name="ro1">
          <table:table-cell table:number-columns-repeated="7"/>
          <table:table-cell office:value-type="float" office:value="54" calcext:value-type="float">
            <text:p>54</text:p>
          </table:table-cell>
          <table:table-cell office:value-type="string" calcext:value-type="string">
            <text:p>mfl</text:p>
          </table:table-cell>
          <table:table-cell office:value-type="string" calcext:value-type="string">
            <text:p>OP1=ROL(L,I)</text:p>
          </table:table-cell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IF(C==0){P=ROR(OP2,I)}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55" calcext:value-type="float">
            <text:p>55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OP1=0</text:p>
          </table:table-cell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bccr</text:p>
          </table:table-cell>
          <table:table-cell office:value-type="string" calcext:value-type="string">
            <text:p><text:span text:style-name="T1">IF(C==0){T1=ROR(OP2,I);(P=T1;OP2=ROL(P,I))</text:span>}</text:p>
          </table:table-cell>
          <table:table-cell table:formula="of:=[.$K$68]+2" office:value-type="float" office:value="30" calcext:value-type="float">
            <text:p>30</text:p>
          </table:table-cell>
        </table:table-row>
        <table:table-row table:style-name="ro1">
          <table:table-cell table:number-columns-repeated="7"/>
          <table:table-cell office:value-type="float" office:value="56" calcext:value-type="float">
            <text:p>56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1=ROR(OP2,I);T2=-T1;OP1=ROL(T2,I)</text:p>
          </table:table-cell>
          <table:table-cell table:formula="of:=[.$K$68]+3" office:value-type="float" office:value="31" calcext:value-type="float">
            <text:p>3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<text:span text:style-name="T1">IF(OP1==0){P=ROR(OP2,I)</text:span>}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nop</text:p>
          </table:table-cell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bzr</text:p>
          </table:table-cell>
          <table:table-cell office:value-type="string" calcext:value-type="string">
            <text:p>IF(OP1==0){T1=ROR(OP2,I);(P=T1;OP2=ROL(P,I))}</text:p>
          </table:table-cell>
          <table:table-cell table:formula="of:=[.$K$68]+2" office:value-type="float" office:value="30" calcext:value-type="float">
            <text:p>30</text:p>
          </table:table-cell>
        </table:table-row>
        <table:table-row table:style-name="ro1">
          <table:table-cell table:number-columns-repeated="7"/>
          <table:table-cell office:value-type="float" office:value="58" calcext:value-type="float">
            <text:p>58</text:p>
          </table:table-cell>
          <table:table-cell office:value-type="string" calcext:value-type="string">
            <text:p>adc.16</text:p>
          </table:table-cell>
          <table:table-cell office:value-type="string" calcext:value-type="string">
            <text:p>T1=ROR(OP1,I);T2=ROR(OP2,I);{C,T1[3:0]}=T1[3:0]+T2[3:0]+C;{C,T1[7:4]}=T1[7:4]+T2[7:4]+C;{C,T1[11:8]}=T1[11:8]+T2[11:8]+C;{C,T1[15:12]}=T1[15:12]+T2[15:12]+C;OP1=ROL(T1,I)</text:p>
          </table:table-cell>
          <table:table-cell table:formula="of:=[.$K$68]+7" office:value-type="float" office:value="35" calcext:value-type="float">
            <text:p>35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<text:span text:style-name="T1">T2=ROR(OP1,I);IF(T2[I+15]==1){P=ROR(OP2,I)</text:span>}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7"/>
          <table:table-cell office:value-type="float" office:value="59" calcext:value-type="float">
            <text:p>59</text:p>
          </table:table-cell>
          <table:table-cell office:value-type="string" calcext:value-type="string">
            <text:p>sbb.16</text:p>
          </table:table-cell>
          <table:table-cell office:value-type="string" calcext:value-type="string">
            <text:p>T1=ROR(OP1,I);T2=ROR(OP2,I);{C,T1[3:0]}=T1[3:0]-T2[3:0]-C;{C,T1[7:4]}=T1[7:4]-T2[7:4]-C;{C,T1[11:8]}=T1[11:8]-T2[11:8]-C;{C,T1[15:12]}=T1[15:12]-T2[15:12]-C;OP1=ROL(T1,I)</text:p>
          </table:table-cell>
          <table:table-cell table:formula="of:=[.$K$68]+7" office:value-type="float" office:value="35" calcext:value-type="float">
            <text:p>35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bnr</text:p>
          </table:table-cell>
          <table:table-cell office:value-type="string" calcext:value-type="string">
            <text:p><text:span text:style-name="T1">T2=ROR(OP1,I);IF(T2[I+15]==1</text:span>){T1=ROR(OP2,I);(P=T1;OP2=ROL(P,I))}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7"/>
          <table:table-cell office:value-type="float" office:value="60" calcext:value-type="float">
            <text:p>60</text:p>
          </table:table-cell>
          <table:table-cell office:value-type="string" calcext:value-type="string">
            <text:p>mul.16</text:p>
          </table:table-cell>
          <table:table-cell office:value-type="string" calcext:value-type="string">
            <text:p>T1=ROR(OP1,I);T2=ROR(OP2,I);{H,L}=T1*T2 (Unsigned)</text:p>
          </table:table-cell>
          <table:table-cell table:formula="of:=[.$K$68]+3" office:value-type="float" office:value="31" calcext:value-type="float">
            <text:p>3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wait.4</text:p>
          </table:table-cell>
          <table:table-cell office:value-type="string" calcext:value-type="string">
            <text:p>T1[3:0]=ROR(OP1,I);WHILE(T1[3:0]!=0){T1[3:0]=T1[3:0]-1}</text:p>
          </table:table-cell>
          <table:table-cell table:style-name="ce12" office:value-type="string" calcext:value-type="string">
            <text:p>30+ROR(OP1,I)[3:0]</text:p>
          </table:table-cell>
        </table:table-row>
        <table:table-row table:style-name="ro1">
          <table:table-cell table:number-columns-repeated="7"/>
          <table:table-cell office:value-type="float" office:value="61" calcext:value-type="float">
            <text:p>61</text:p>
          </table:table-cell>
          <table:table-cell office:value-type="string" calcext:value-type="string">
            <text:p>muls.16</text:p>
          </table:table-cell>
          <table:table-cell office:value-type="string" calcext:value-type="string">
            <text:p>T1=ROR(OP1,I);T2=ROR(OP2,I);{H,L}=T1*T2 (Signed)</text:p>
          </table:table-cell>
          <table:table-cell table:formula="of:=[.$K$68]+3"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wait.4e</text:p>
          </table:table-cell>
          <table:table-cell office:value-type="string" calcext:value-type="string">
            <text:p><text:span text:style-name="T1">T1[3:0]=ROR(OP1,I);DO{T2[3:0]=T2[3:0]-1}WHILE(T2[3:0]!=0);WHILE(T1[3:0]!=0){T1[3:0]=T1[3:0]-1</text:span>}</text:p>
          </table:table-cell>
          <table:table-cell table:style-name="ce12" office:value-type="string" calcext:value-type="string">
            <text:p>46+ROR(OP1,I)[3:0]</text:p>
          </table:table-cell>
        </table:table-row>
        <table:table-row table:style-name="ro1">
          <table:table-cell table:number-columns-repeated="7"/>
          <table:table-cell office:value-type="float" office:value="62" calcext:value-type="float">
            <text:p>62</text:p>
          </table:table-cell>
          <table:table-cell office:value-type="string" calcext:value-type="string">
            <text:p>div.16</text:p>
          </table:table-cell>
          <table:table-cell office:value-type="string" calcext:value-type="string">
            <text:p>T1=ROR(OP1,I);T2=ROR(OP2,I);L=T1/T2;H=T1%T2 (Unsigned)</text:p>
          </table:table-cell>
          <table:table-cell table:formula="of:=[.$K$68]+3" office:value-type="float" office:value="31" calcext:value-type="float">
            <text:p>31</text:p>
          </table:table-cell>
          <table:table-cell/>
          <table:table-cell office:value-type="float" office:value="126" calcext:value-type="float">
            <text:p>126</text:p>
          </table:table-cell>
          <table:table-cell table:style-name="ce3" office:value-type="string" calcext:value-type="string" table:number-columns-spanned="1" table:number-rows-spanned="2">
            <text:p>ldi.1 v</text:p>
          </table:table-cell>
          <table:table-cell table:style-name="ce3" office:value-type="string" calcext:value-type="string" table:number-columns-spanned="1" table:number-rows-spanned="2">
            <text:p>(OP1[I]=v;I=I++)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63" calcext:value-type="float">
            <text:p>63</text:p>
          </table:table-cell>
          <table:table-cell office:value-type="string" calcext:value-type="string">
            <text:p>divs.16</text:p>
          </table:table-cell>
          <table:table-cell office:value-type="string" calcext:value-type="string">
            <text:p>T1=ROR(OP1,I);T2=ROR(OP2,I);L=T1/T2;H=T1%T2 (Signed)</text:p>
          </table:table-cell>
          <table:table-cell table:formula="of:=[.$K$68]+3" office:value-type="float" office:value="31" calcext:value-type="float">
            <text:p>31</text:p>
          </table:table-cell>
          <table:table-cell/>
          <table:table-cell office:value-type="float" office:value="127" calcext:value-type="float">
            <text:p>127</text:p>
          </table:table-cell>
          <table:covered-table-cell table:number-columns-repeated="2"/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FETCH</text:p>
          </table:table-cell>
          <table:table-cell office:value-type="string" calcext:value-type="string">
            <text:p>FOR(N,7){{T1[0],P[3:0]}=P[3:0]+1;(INST[N]=(P);{T1[0],P[7:4]}=P[7:4]+T1[0]);{T1[0],P[11:8]}=P[11:8]+T1[0];{T1[0],P[15:12]}=P[15:12]+T1[0]}</text:p>
          </table:table-cell>
          <table:table-cell table:formula="of:=4*7" office:value-type="float" office:value="28" calcext:value-type="float">
            <text:p>28</text:p>
          </table:table-cell>
          <table:table-cell table:number-columns-repeated="5"/>
        </table:table-row>
      </table:table>
      <table:table table:name="Sheet2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9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2" table:number-columns-repeated="4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擬似命令</text:p>
          </table:table-cell>
          <table:table-cell office:value-type="string" calcext:value-type="string">
            <text:p>処理内容</text:p>
          </table:table-cell>
          <table:table-cell office:value-type="string" calcext:value-type="string">
            <text:p>アセンブリ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レジスタの変更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命令数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確認済み</text:p>
          </table:table-cell>
          <table:table-cell/>
          <table:table-cell office:value-type="string" calcext:value-type="string">
            <text:p>ライブラリ</text:p>
          </table:table-cell>
          <table:table-cell office:value-type="string" calcext:value-type="string">
            <text:p>処理内容</text:p>
          </table:table-cell>
          <table:table-cell office:value-type="string" calcext:value-type="string">
            <text:p>アセンブリ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レジスタの変更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命令数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確認済み</text:p>
          </table:table-cell>
        </table:table-row>
        <table:table-row table:style-name="ro2">
          <table:table-cell/>
          <table:table-cell office:value-type="string" calcext:value-type="string">
            <text:p>ADD.16</text:p>
          </table:table-cell>
          <table:table-cell office:value-type="string" calcext:value-type="string">
            <text:p>OP1=OP1+OP2</text:p>
          </table:table-cell>
          <table:table-cell office:value-type="string" calcext:value-type="string">
            <text:p>clc adc.16</text:p>
          </table:table-cell>
          <table:table-cell/>
          <table:table-cell office:value-type="string" calcext:value-type="string">
            <text:p>OP1,C</text:p>
          </table:table-cell>
          <table:table-cell table:formula="of:=2*7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string" calcext:value-type="string">
            <text:p>VCPYNTSCALL2</text:p>
          </table:table-cell>
          <table:table-cell table:style-name="ce7" office:value-type="string" calcext:value-type="string">
            <text:p><text:span text:style-name="T1">初期化</text:span></text:p>
            <text:p><text:span text:style-name="T1">待機</text:span></text:p>
            <text:p><text:span text:style-name="T1">{(pfdata+</text:span></text:p>
            <text:p><text:span text:style-name="T1">((E&gt;&gt;1)&lt;&lt;7)).64</text:span></text:p>
            <text:p><text:span text:style-name="T1">から</text:span></text:p>
            <text:p><text:span text:style-name="T1">0xE000にコピー</text:span></text:p>
            <text:p><text:span text:style-name="T1">(左半分)</text:span></text:p>
            <text:p><text:span text:style-name="T1">VCPYNTSCSPR2</text:span></text:p>
            <text:p><text:span text:style-name="T1">待機</text:span></text:p>
            <text:p><text:span text:style-name="T1">(pfdata+64+</text:span></text:p>
            <text:p><text:span text:style-name="T1">((E&gt;&gt;1)&lt;&lt;7)).64</text:span></text:p>
            <text:p><text:span text:style-name="T1">から</text:span></text:p>
            <text:p><text:span text:style-name="T1">0xE000にコピー</text:span></text:p>
            <text:p><text:span text:style-name="T1">(右半分)</text:span></text:p>
            <text:p><text:span text:style-name="T1">待機}</text:span></text:p>
            <text:p><text:span text:style-name="T1">を242回繰り返す</text:span></text:p>
          </table:table-cell>
          <table:table-cell office:value-type="string" calcext:value-type="string">
            <text:p><text:span text:style-name="T1">cli clj op1 E clr</text:span></text:p>
            <text:p><text:span text:style-name="T1">cli op1 A ldi.4 ? wait.4? nop</text:span></text:p>
            <text:p><text:span text:style-name="T1">loop:</text:span></text:p>
            <text:p><text:span text:style-name="T1">op1 A op2 E mov.16 cli op1 B</text:span></text:p>
            <text:p><text:span text:style-name="T1">ldi.1 1 op1 A op2 B shr cli op1 B</text:span></text:p>
            <text:p><text:span text:style-name="T1">ldi.4 7 op1 A shl op1 F </text:span></text:p>
            <text:p><text:span text:style-name="T1">ldi.16 pfdata op2 A clc adc.16 </text:span></text:p>
            <text:p><text:span text:style-name="T1">op1 B ldi.16 0xE000 op1 D</text:span></text:p>
            <text:p><text:span text:style-name="T1">op2 F ldri.16 op2 B stri.16</text:span></text:p>
            <text:p><text:span text:style-name="T1">op2 F ldri.16 op2 B stri.16</text:span></text:p>
            <text:p><text:span text:style-name="T1">op2 F ldri.16 op2 B stri.16</text:span></text:p>
            <text:p><text:span text:style-name="T1">op2 F ldri.16 op2 B stri.16</text:span></text:p>
            <text:p><text:span text:style-name="T1">VCPYNTSCSPR2</text:span></text:p>
            <text:p><text:span text:style-name="T1">cli op1 A ldi.4 ? wait.4? nop</text:span></text:p>
            <text:p><text:span text:style-name="T1">op1 B ldi.16 0xE000 op1 D </text:span></text:p>
            <text:p><text:span text:style-name="T1">op2 F ldri.16 op2 B stri.16</text:span></text:p>
            <text:p><text:span text:style-name="T1">op2 F ldri.16 op2 B stri.16</text:span></text:p>
            <text:p><text:span text:style-name="T1">op2 F ldri.16 op2 B stri.16</text:span></text:p>
            <text:p><text:span text:style-name="T1">op2 F ldri.16 op2 B stri.16</text:span></text:p>
            <text:p><text:span text:style-name="T1">inc.16 E op1 B ldi.16 242 clc </text:span></text:p>
            <text:p><text:span text:style-name="T1">op2 E sbb.16 op1 A ldi.16 loop</text:span></text:p>
            <text:p><text:span text:style-name="T1">op1 B op2 A bz</text:span></text:p>
            <text:p><text:span text:style-name="T1">cli op1 A ldi.4 ? wait.4? nop</text:span></text:p>
          </table:table-cell>
          <table:table-cell table:style-name="ce7" office:value-type="string" calcext:value-type="string">
            <text:p>A,B,D:破壊</text:p>
            <text:p><text:span text:style-name="T1">E:ライン数</text:span></text:p>
            <text:p>F:pfdata</text:p>
            <text:p>G:</text:p>
            <text:p>K:スタック</text:p>
            <text:p>P:P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B.16</text:p>
          </table:table-cell>
          <table:table-cell office:value-type="string" calcext:value-type="string">
            <text:p>OP1=OP1-OP2</text:p>
          </table:table-cell>
          <table:table-cell office:value-type="string" calcext:value-type="string">
            <text:p>clc sbb.16</text:p>
          </table:table-cell>
          <table:table-cell/>
          <table:table-cell office:value-type="string" calcext:value-type="string">
            <text:p>OP1,C</text:p>
          </table:table-cell>
          <table:table-cell table:formula="of:=2*7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CPYPAL</text:p>
          </table:table-cell>
          <table:table-cell table:style-name="ce13" office:value-type="string" calcext:value-type="string" table:number-columns-spanned="1" table:number-rows-spanned="4">
            <text:p><text:span text:style-name="T2">0x8000から</text:span></text:p>
            <text:p><text:span text:style-name="T2">16ビットずつ</text:span></text:p>
            <text:p><text:span text:style-name="T2">0xC000に</text:span></text:p>
            <text:p><text:span text:style-name="T2">288回コピー</text:span></text:p>
          </table:table-cell>
          <table:table-cell table:style-name="ce7" office:value-type="string" calcext:value-type="string" table:number-columns-spanned="1" table:number-rows-spanned="10">
            <text:p>cli op1 A</text:p>
            <text:p>ldi.4 0 ldi.4 0 ldi.4 0 ldi.4 8</text:p>
            <text:p>op1 B</text:p>
            <text:p><text:span text:style-name="T1">ldi.4 0 ldi.4 0 ldi.4 0 ldi.4 0xC</text:span></text:p>
            <text:p><text:span text:style-name="T1">op1 D</text:span></text:p>
            <text:p><text:span text:style-name="T1">ldi.4 0 ldi.4 0 ldi.4 2 ldi.4 9</text:span></text:p>
            <text:p><text:span text:style-name="T1">op1 F</text:span></text:p>
            <text:p><text:span text:style-name="T1">ldi.16 loop op1 E</text:span></text:p>
            <text:p><text:span text:style-name="T1">loop:</text:span></text:p>
            <text:p><text:span text:style-name="T1">op2 A ldri.16 op2 B str.16</text:span></text:p>
            <text:p><text:span text:style-name="T1">op2 A mov.16 op2 D clc sbb.16</text:span></text:p>
            <text:p><text:span text:style-name="T1">op2 F bn</text:span></text:p>
          </table:table-cell>
          <table:table-cell/>
          <table:table-cell office:value-type="string" calcext:value-type="string">
            <text:p>A,B,D,E,F,P</text:p>
          </table:table-cell>
          <table:table-cell table:formula="of:=33*7" office:value-type="float" office:value="231" calcext:value-type="float">
            <text:p>231</text:p>
          </table:table-cell>
          <table:table-cell table:number-columns-repeated="13"/>
        </table:table-row>
        <table:table-row table:style-name="ro1">
          <table:table-cell table:number-columns-repeated="2"/>
          <table:covered-table-cell/>
          <table:covered-table-cell table:style-name="ce7"/>
          <table:table-cell table:number-columns-repeated="16"/>
        </table:table-row>
        <table:table-row table:style-name="ro1">
          <table:table-cell table:number-columns-repeated="2"/>
          <table:covered-table-cell/>
          <table:covered-table-cell table:style-name="ce7"/>
          <table:table-cell table:number-columns-repeated="16"/>
        </table:table-row>
        <table:table-row table:style-name="ro1">
          <table:table-cell table:number-columns-repeated="2"/>
          <table:covered-table-cell/>
          <table:covered-table-cell table:style-name="ce7"/>
          <table:table-cell table:number-columns-repeated="16"/>
        </table:table-row>
        <table:table-row table:style-name="ro1">
          <table:table-cell table:number-columns-repeated="3"/>
          <table:covered-table-cell table:style-name="ce7"/>
          <table:table-cell table:number-columns-repeated="16"/>
        </table:table-row>
        <table:table-row table:style-name="ro1">
          <table:table-cell table:number-columns-repeated="3"/>
          <table:covered-table-cell table:style-name="ce7"/>
          <table:table-cell table:number-columns-repeated="16"/>
        </table:table-row>
        <table:table-row table:style-name="ro1">
          <table:table-cell table:number-columns-repeated="3"/>
          <table:covered-table-cell table:style-name="ce7"/>
          <table:table-cell table:number-columns-repeated="16"/>
        </table:table-row>
        <table:table-row table:style-name="ro1">
          <table:table-cell table:number-columns-repeated="3"/>
          <table:covered-table-cell table:style-name="ce7"/>
          <table:table-cell table:number-columns-repeated="16"/>
        </table:table-row>
        <table:table-row table:style-name="ro1">
          <table:table-cell table:number-columns-repeated="3"/>
          <table:covered-table-cell table:style-name="ce7"/>
          <table:table-cell table:number-columns-repeated="16"/>
        </table:table-row>
        <table:table-row table:style-name="ro1">
          <table:table-cell table:number-columns-repeated="3"/>
          <table:covered-table-cell table:style-name="ce7"/>
          <table:table-cell table:number-columns-repeated="16"/>
        </table:table-row>
        <table:table-row table:style-name="ro1">
          <table:table-cell/>
          <table:table-cell office:value-type="string" calcext:value-type="string">
            <text:p>VCPYNTSC</text:p>
          </table:table-cell>
          <table:table-cell table:style-name="ce13" office:value-type="string" calcext:value-type="string" table:number-columns-spanned="1" table:number-rows-spanned="4">
            <text:p><text:span text:style-name="T2">0x8000から</text:span></text:p>
            <text:p><text:span text:style-name="T2">16ビットずつ</text:span></text:p>
            <text:p><text:span text:style-name="T2">0xC000に</text:span></text:p>
            <text:p><text:span text:style-name="T2">242回コピー</text:span></text:p>
          </table:table-cell>
          <table:table-cell table:style-name="ce7" office:value-type="string" calcext:value-type="string" table:number-columns-spanned="1" table:number-rows-spanned="10">
            <text:p>cli op1 A</text:p>
            <text:p>ldi.4 0 ldi.4 0 ldi.4 0 ldi.4 8</text:p>
            <text:p>op1 B</text:p>
            <text:p><text:span text:style-name="T1">ldi.4 0 ldi.4 0 ldi.4 0 ldi.4 0xC</text:span></text:p>
            <text:p><text:span text:style-name="T1">op1 D</text:span></text:p>
            <text:p><text:span text:style-name="T1">ldi.4 0 ldi.4 2 ldi.4 f ldi.4 8</text:span></text:p>
            <text:p><text:span text:style-name="T1">op1 F</text:span></text:p>
            <text:p><text:span text:style-name="T1">ldi.16 loop op1 E</text:span></text:p>
            <text:p><text:span text:style-name="T1">loop:</text:span></text:p>
            <text:p><text:span text:style-name="T1">op2 A ldri.16 op2 B str.16</text:span></text:p>
            <text:p><text:span text:style-name="T1">op2 A mov.16 op2 D clc sbb.16</text:span></text:p>
            <text:p><text:span text:style-name="T1">op2 F bn</text:span></text:p>
          </table:table-cell>
          <table:table-cell/>
          <table:table-cell office:value-type="string" calcext:value-type="string">
            <text:p>A,B,D,E,F,P</text:p>
          </table:table-cell>
          <table:table-cell table:formula="of:=33*7" office:value-type="float" office:value="231" calcext:value-type="float">
            <text:p>231</text:p>
          </table:table-cell>
          <table:table-cell office:value-type="float" office:value="2684" calcext:value-type="float">
            <text:p>2684</text:p>
          </table:table-cell>
          <table:table-cell office:value-type="float" office:value="117314" calcext:value-type="float">
            <text:p>117314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1"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/>
          <table:table-cell office:value-type="string" calcext:value-type="string">
            <text:p>VCPYNTSCSPR</text:p>
          </table:table-cell>
          <table:table-cell table:style-name="ce9" office:value-type="string" calcext:value-type="string" table:number-columns-spanned="1" table:number-rows-spanned="15">
            <text:p>(0x8000).8,</text:p>
            <text:p>(0x8010).8,</text:p>
            <text:p><text:span text:style-name="T1">(0x8020).8,</text:span></text:p>
            <text:p><text:span text:style-name="T1">(0x8030).8から</text:span></text:p>
            <text:p><text:span text:style-name="T1">0xC020,0xC030,</text:span></text:p>
            <text:p><text:span text:style-name="T1">0xC040,0xC050</text:span></text:p>
            <text:p><text:span text:style-name="T1">にコピー</text:span></text:p>
            <text:p><text:span text:style-name="T1">(0x8040).8,</text:span></text:p>
            <text:p><text:span text:style-name="T1">(0x8050).8,</text:span></text:p>
            <text:p><text:span text:style-name="T1">(0x8060).8,</text:span></text:p>
            <text:p><text:span text:style-name="T1">(0x8070).8から</text:span></text:p>
            <text:p><text:span text:style-name="T1">0xC028,0xC038,</text:span></text:p>
            <text:p><text:span text:style-name="T1">0xC048,0xC058</text:span></text:p>
            <text:p><text:span text:style-name="T1">にコピー</text:span></text:p>
            <text:p><text:span text:style-name="T1">(0x8080).6,</text:span></text:p>
            <text:p><text:span text:style-name="T1">(0x8090).6,</text:span></text:p>
            <text:p><text:span text:style-name="T1">(0x80A0).6,</text:span></text:p>
            <text:p><text:span text:style-name="T1">(0x80B0).6から</text:span></text:p>
            <text:p><text:span text:style-name="T1">0xC060.24にコピー</text:span></text:p>
          </table:table-cell>
          <table:table-cell table:style-name="ce7" office:value-type="string" calcext:value-type="string" table:number-columns-spanned="1" table:number-rows-spanned="27">
            <text:p>cli clj op1 A</text:p>
            <text:p>ldi.4 0 ldi.4 0 ldi.4 0 ldi.4 8</text:p>
            <text:p>op1 B</text:p>
            <text:p>ldi.4 0 ldi.4 2 ldi.4 0 ldi.4 0xC</text:p>
            <text:p>op1 E clr ldi.4 8 cli clc <text:span text:style-name="T1">op1 D </text:span></text:p>
            <text:p><text:span text:style-name="T1">op2 A </text:span>ldri.16 <text:span text:style-name="T1">op2 D ldr.16</text:span></text:p>
            <text:p><text:span text:style-name="T1">op2 B stri.16 </text:span></text:p>
            <text:p><text:span text:style-name="T1">op2 A ldri.16 op2 D ldr.16</text:span></text:p>
            <text:p><text:span text:style-name="T1">op2 B stri.16 </text:span></text:p>
            <text:p><text:span text:style-name="T1">op2 A ldri.16 op2 D ldr.16</text:span></text:p>
            <text:p><text:span text:style-name="T1">op2 B stri.16 </text:span></text:p>
            <text:p><text:span text:style-name="T1">op2 A ldri.16 op2 D ldr.16</text:span></text:p>
            <text:p><text:span text:style-name="T1">op2 B stri.16</text:span></text:p>
            <text:p><text:span text:style-name="T1">op1 B ldi.4 8 ldi.4 2 cli op1 D </text:span></text:p>
            <text:p><text:span text:style-name="T1">op2 A ldri.16 op2 D ldr.16</text:span></text:p>
            <text:p><text:span text:style-name="T1">op2 B stri.4 stri.4 </text:span></text:p>
            <text:p><text:span text:style-name="T1">op1 B op2 E adc.16 op1 D</text:span></text:p>
            <text:p><text:span text:style-name="T1">op2 A ldri.16 op2 D ldr.16</text:span></text:p>
            <text:p><text:span text:style-name="T1">op2 B stri.4 stri.4 </text:span></text:p>
            <text:p><text:span text:style-name="T1">op1 B op2 E adc.16 op1 D</text:span></text:p>
            <text:p><text:span text:style-name="T1">op2 A ldri.16 op2 D ldr.16</text:span></text:p>
            <text:p><text:span text:style-name="T1">op2 B stri.4 stri.4 </text:span></text:p>
            <text:p><text:span text:style-name="T1">op1 B op2 E adc.16 op1 D</text:span></text:p>
            <text:p><text:span text:style-name="T1">op2 A ldri.16 op2 D ldr.16</text:span></text:p>
            <text:p><text:span text:style-name="T1">op2 B stri.4 stri.4 </text:span></text:p>
            <text:p><text:span text:style-name="T1">op1 B op2 E adc.16 op1 D</text:span></text:p>
            <text:p><text:span text:style-name="T1">op2 A ldri.16 op2 D ldr.16</text:span></text:p>
            <text:p><text:span text:style-name="T1">op2 B stri.4 stri.1 stri.1</text:span></text:p>
            <text:p><text:span text:style-name="T1">op2 A ldri.16 op2 D ldr.16</text:span></text:p>
            <text:p><text:span text:style-name="T1">op2 B stri.4 stri.1 stri.1</text:span></text:p>
            <text:p><text:span text:style-name="T1">op2 A ldri.16 op2 D ldr.16</text:span></text:p>
            <text:p><text:span text:style-name="T1">op2 B stri.4 stri.1 stri.1</text:span></text:p>
            <text:p><text:span text:style-name="T1">op2 A ldri.16 op2 D ldr.16</text:span></text:p>
            <text:p><text:span text:style-name="T1">op2 B stri.4 stri.1 stri.1</text:span></text:p>
          </table:table-cell>
          <table:table-cell/>
          <table:table-cell office:value-type="string" calcext:value-type="string">
            <text:p>A,B,D,E,P</text:p>
          </table:table-cell>
          <table:table-cell table:formula="of:=123*7" office:value-type="float" office:value="861" calcext:value-type="float">
            <text:p>861</text:p>
          </table:table-cell>
          <table:table-cell office:value-type="float" office:value="123" calcext:value-type="float">
            <text:p>123</text:p>
          </table:table-cell>
          <table:table-cell office:value-type="float" office:value="6105" calcext:value-type="float">
            <text:p>6105</text:p>
          </table:table-cell>
          <table:table-cell table:number-columns-repeated="11"/>
        </table:table-row>
        <table:table-row table:style-name="ro1"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/>
          <table:table-cell table:style-name="ce7" office:value-type="string" calcext:value-type="string">
            <text:p>VCPYNTSCALL</text:p>
          </table:table-cell>
          <table:table-cell table:style-name="ce7" office:value-type="string" calcext:value-type="string" table:number-columns-spanned="1" table:number-rows-spanned="7">
            <text:p>{待機</text:p>
            <text:p>(0x80C0).32から</text:p>
            <text:p>0xC000にコピー</text:p>
            <text:p>VCPYNTSCSPR</text:p>
            <text:p>待機</text:p>
            <text:p>((0x80C0)+0x20).32</text:p>
            <text:p>から0xC000にコピー}</text:p>
            <text:p>を242回繰り返す</text:p>
            <text:p/>
          </table:table-cell>
          <table:table-cell table:style-name="ce7" office:value-type="string" calcext:value-type="string" table:number-columns-spanned="1" table:number-rows-spanned="20">
            <text:p>cli clj op1 F</text:p>
            <text:p>ldi.4 2 ldi.4 0xF cli</text:p>
            <text:p>loop:</text:p>
            <text:p>cli clj op1 B</text:p>
            <text:p><text:span text:style-name="T1">ldi.4 0 ldi.4 0 ldi.4 0 ldi.4 0xC</text:span></text:p>
            <text:p><text:span text:style-name="T1">op1 A</text:span></text:p>
            <text:p><text:span text:style-name="T1">ldi.4 0 ldi.4 0xC ldi.4 0 ldi.4 8</text:span></text:p>
            <text:p><text:span text:style-name="T1">op2 A ldr.16 op1 D ldri.16</text:span></text:p>
            <text:p><text:span text:style-name="T1">op2 B stri.16</text:span></text:p>
            <text:p><text:span text:style-name="T1">op2 A ldri.16 op2 B stri.16</text:span></text:p>
            <text:p><text:span text:style-name="T1">VCPYNTSCSPR</text:span></text:p>
            <text:p><text:span text:style-name="T1">cli clj op1 B</text:span></text:p>
            <text:p><text:span text:style-name="T1">ldi.4 0 ldi.4 0 ldi.4 0 ldi.4 0xC</text:span></text:p>
            <text:p><text:span text:style-name="T1">op1 A</text:span></text:p>
            <text:p><text:span text:style-name="T1">ldi.4 0 ldi.4 0xC ldi.4 0 ldi.4 8</text:span></text:p>
            <text:p><text:span text:style-name="T1">op1 E clr add4i ldi.4 2 cli clc</text:span></text:p>
            <text:p><text:span text:style-name="T1">op1 A op2 A ldr.16 op2 E adc.4 </text:span></text:p>
            <text:p><text:span text:style-name="T1">adc.4 cli op2 A</text:span></text:p>
            <text:p><text:span text:style-name="T1">op1 D ldri.16 op2 B stri.16</text:span></text:p>
            <text:p><text:span text:style-name="T1">op2 A ldri.16 op2 B stri.16</text:span></text:p>
            <text:p><text:span text:style-name="T1">op1 A ldi.16 end</text:span></text:p>
            <text:p><text:span text:style-name="T1">op2 A op1 F dec.16 bz</text:span></text:p>
            <text:p><text:span text:style-name="T1">op1 A ldi.16 loop </text:span></text:p>
            <text:p><text:span text:style-name="T1">op1 P op2 A mov.16</text:span></text:p>
            <text:p><text:span text:style-name="T1">end:</text:span></text:p>
          </table:table-cell>
          <table:table-cell table:style-name="ce7" office:value-type="string" calcext:value-type="string" table:number-columns-spanned="1" table:number-rows-spanned="20">
            <text:p>B=0xC000</text:p>
            <text:p>A=0x80C0</text:p>
            <text:p>A=(A)</text:p>
            <text:p>D=(A)+</text:p>
            <text:p>(B)+=D</text:p>
            <text:p><text:span text:style-name="T1">D=(A)+</text:span></text:p>
            <text:p><text:span text:style-name="T1">(B)+=D</text:span></text:p>
            <text:p><text:span text:style-name="T1">1051inst.</text:span></text:p>
            <text:p><text:span text:style-name="T1">B=0xC000</text:span></text:p>
            <text:p><text:span text:style-name="T1">A=0x80C0</text:span></text:p>
            <text:p><text:span text:style-name="T1">E=0x20</text:span></text:p>
            <text:p><text:span text:style-name="T1">A=(A)</text:span></text:p>
            <text:p><text:span text:style-name="T1">A=A+E</text:span></text:p>
            <text:p><text:span text:style-name="T1">D=(A)+</text:span></text:p>
            <text:p><text:span text:style-name="T1">(B)+=D</text:span></text:p>
            <text:p><text:span text:style-name="T1">D=(A)+</text:span></text:p>
            <text:p><text:span text:style-name="T1">(B)+=D</text:span></text:p>
          </table:table-cell>
          <table:table-cell table:style-name="ce7" office:value-type="string" calcext:value-type="string">
            <text:p>A,B,D,E,F,P</text:p>
          </table:table-cell>
          <table:table-cell table:style-name="ce7" table:number-columns-repeated="3"/>
          <table:table-cell table:number-columns-repeated="11"/>
        </table:table-row>
        <table:table-row table:style-name="ro1">
          <table:table-cell table:number-columns-repeated="2"/>
          <table:covered-table-cell table:number-columns-repeated="3"/>
          <table:table-cell table:number-columns-repeated="15"/>
        </table:table-row>
        <table:table-row table:style-name="ro1">
          <table:table-cell table:number-columns-repeated="2"/>
          <table:covered-table-cell table:number-columns-repeated="3"/>
          <table:table-cell table:number-columns-repeated="15"/>
        </table:table-row>
        <table:table-row table:style-name="ro1">
          <table:table-cell table:number-columns-repeated="2"/>
          <table:covered-table-cell table:number-columns-repeated="3"/>
          <table:table-cell table:number-columns-repeated="15"/>
        </table:table-row>
        <table:table-row table:style-name="ro1">
          <table:table-cell table:number-columns-repeated="2"/>
          <table:covered-table-cell table:number-columns-repeated="3"/>
          <table:table-cell table:number-columns-repeated="15"/>
        </table:table-row>
        <table:table-row table:style-name="ro1">
          <table:table-cell table:number-columns-repeated="2"/>
          <table:covered-table-cell table:number-columns-repeated="3"/>
          <table:table-cell table:number-columns-repeated="15"/>
        </table:table-row>
        <table:table-row table:style-name="ro1">
          <table:table-cell table:number-columns-repeated="2"/>
          <table:covered-table-cell table:number-columns-repeated="3"/>
          <table:table-cell table:number-columns-repeated="15"/>
        </table:table-row>
        <table:table-row table:style-name="ro1">
          <table:table-cell table:number-columns-repeated="3"/>
          <table:covered-table-cell table:number-columns-repeated="2"/>
          <table:table-cell table:number-columns-repeated="15"/>
        </table:table-row>
        <table:table-row table:style-name="ro1">
          <table:table-cell table:number-columns-repeated="3"/>
          <table:covered-table-cell table:number-columns-repeated="2"/>
          <table:table-cell table:number-columns-repeated="15"/>
        </table:table-row>
        <table:table-row table:style-name="ro1">
          <table:table-cell table:number-columns-repeated="3"/>
          <table:covered-table-cell table:number-columns-repeated="2"/>
          <table:table-cell table:number-columns-repeated="15"/>
        </table:table-row>
        <table:table-row table:style-name="ro1">
          <table:table-cell table:number-columns-repeated="3"/>
          <table:covered-table-cell table:number-columns-repeated="2"/>
          <table:table-cell table:number-columns-repeated="15"/>
        </table:table-row>
        <table:table-row table:style-name="ro1">
          <table:table-cell table:number-columns-repeated="3"/>
          <table:covered-table-cell table:number-columns-repeated="2"/>
          <table:table-cell table:number-columns-repeated="15"/>
        </table:table-row>
        <table:table-row table:style-name="ro1">
          <table:table-cell table:number-columns-repeated="3"/>
          <table:covered-table-cell table:number-columns-repeated="2"/>
          <table:table-cell table:number-columns-repeated="15"/>
        </table:table-row>
        <table:table-row table:style-name="ro1">
          <table:table-cell table:number-columns-repeated="3"/>
          <table:covered-table-cell table:number-columns-repeated="2"/>
          <table:table-cell table:number-columns-repeated="15"/>
        </table:table-row>
        <table:table-row table:style-name="ro1">
          <table:table-cell table:number-columns-repeated="3"/>
          <table:covered-table-cell table:number-columns-repeated="2"/>
          <table:table-cell table:number-columns-repeated="15"/>
        </table:table-row>
        <table:table-row table:style-name="ro1">
          <table:table-cell table:number-columns-repeated="3"/>
          <table:covered-table-cell table:number-columns-repeated="2"/>
          <table:table-cell table:number-columns-repeated="15"/>
        </table:table-row>
        <table:table-row table:style-name="ro1">
          <table:table-cell table:number-columns-repeated="3"/>
          <table:covered-table-cell table:number-columns-repeated="2"/>
          <table:table-cell table:number-columns-repeated="15"/>
        </table:table-row>
        <table:table-row table:style-name="ro1">
          <table:table-cell table:number-columns-repeated="3"/>
          <table:covered-table-cell table:number-columns-repeated="2"/>
          <table:table-cell table:number-columns-repeated="15"/>
        </table:table-row>
        <table:table-row table:style-name="ro1">
          <table:table-cell table:number-columns-repeated="3"/>
          <table:covered-table-cell table:number-columns-repeated="2"/>
          <table:table-cell table:number-columns-repeated="15"/>
        </table:table-row>
        <table:table-row table:style-name="ro1">
          <table:table-cell table:number-columns-repeated="3"/>
          <table:covered-table-cell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VCPYNTSCSPR2</text:p>
          </table:table-cell>
          <table:table-cell table:style-name="ce7" office:value-type="string" calcext:value-type="string" table:number-columns-spanned="1" table:number-rows-spanned="2">
            <text:p>(sprdata).192から</text:p>
            <text:p>0xE040にコピー</text:p>
          </table:table-cell>
          <table:table-cell table:style-name="ce7" office:value-type="string" calcext:value-type="string" table:number-columns-spanned="1" table:number-rows-spanned="11">
            <text:p>cli clj op1 A ldi.16 sprdata</text:p>
            <text:p>op1 B ldi.16 0xE040</text:p>
            <text:p>op1 D op2 A ldri.16 op2 B stri.16</text:p>
            <text:p><text:span text:style-name="T1">op2 A ldri.16 op2 B stri.16</text:span></text:p>
            <text:p><text:span text:style-name="T1">op2 A ldri.16 op2 B stri.16</text:span></text:p>
            <text:p><text:span text:style-name="T1">op2 A ldri.16 op2 B stri.16</text:span></text:p>
            <text:p><text:span text:style-name="T1">op2 A ldri.16 op2 B stri.16</text:span></text:p>
            <text:p><text:span text:style-name="T1">op2 A ldri.16 op2 B stri.16</text:span></text:p>
            <text:p><text:span text:style-name="T1">op2 A ldri.16 op2 B stri.16</text:span></text:p>
            <text:p><text:span text:style-name="T1">op2 A ldri.16 op2 B stri.16</text:span></text:p>
            <text:p><text:span text:style-name="T1">op2 A ldri.16 op2 B stri.16</text:span></text:p>
            <text:p><text:span text:style-name="T1">op2 A ldri.16 op2 B stri.16</text:span></text:p>
            <text:p><text:span text:style-name="T1">op2 A ldri.16 op2 B stri.16</text:span></text:p>
            <text:p><text:span text:style-name="T1">op2 A ldri.16 op2 B stri.16</text:span></text:p>
          </table:table-cell>
          <table:table-cell/>
          <table:table-cell office:value-type="string" calcext:value-type="string">
            <text:p>A,B,D,P</text:p>
          </table:table-cell>
          <table:table-cell table:formula="of:=60*7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 office:value-type="float" office:value="3676" calcext:value-type="float">
            <text:p>3676</text:p>
          </table:table-cell>
          <table:table-cell table:number-columns-repeated="11"/>
        </table:table-row>
        <table:table-row table:style-name="ro1"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adornments="標準" style:font-family-generic="modern" style:font-pitch="fixed"/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Consolas" fo:font-family="Consolas" style:font-style-name="標準" style:font-family-generic="modern" style:font-pitch="fixed" style:font-name-asian="ＭＳ ゴシック" style:font-family-asian="'ＭＳ ゴシック'" style:font-style-name-asian="標準" style:font-family-generic-asian="modern" style:font-pitch-asian="fixe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00/00/00</text:date>, <text:time style:data-style-name="N2" text:time-value="17:25:56.627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5T23:37:18.773000000</meta:creation-date>
    <dc:date>2022-03-28T17:28:45.137000000</dc:date>
    <meta:editing-duration>P6DT8H10M5S</meta:editing-duration>
    <meta:editing-cycles>144</meta:editing-cycles>
    <meta:generator>LibreOffice/7.1.6.2$Windows_X86_64 LibreOffice_project/0e133318fcee89abacd6a7d077e292f1145735c3</meta:generator>
    <meta:document-statistic meta:table-count="2" meta:cell-count="581" meta:object-count="0"/>
  </office:meta>
</office:document-meta>
</file>